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A0000011A77C2E1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marker-start="Extrémité_20_de_20_ligne_20_4" draw:marker-end="" draw:fill="solid" draw:fill-color="#ffffff" draw:opacity="50%" fo:min-height="1.25cm" draw:shadow-opacity="50%"/>
    </style:style>
    <style:style style:name="gr3" style:family="graphic" style:parent-style-name="standard">
      <style:graphic-properties draw:stroke="none" svg:stroke-color="#000000" draw:marker-start="Extrémité_20_de_20_ligne_20_4" draw:marker-end="" draw:fill="solid" draw:fill-color="#ffffff" draw:opacity="50%" fo:min-height="0.958cm" draw:shadow-opacity="50%"/>
    </style:style>
    <style:style style:name="gr4" style:family="graphic" style:parent-style-name="standard">
      <style:graphic-properties draw:stroke="solid" draw:marker-start="Extrémité_20_de_20_ligne_20_4" draw:marker-end="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3cm" svg:height="4.711cm" svg:x="4.5cm" svg:y="7.545cm">
          <draw:image xlink:href="Pictures/100000000000030A0000011A77C2E155.png" xlink:type="simple" xlink:show="embed" xlink:actuate="onLoad">
            <text:p text:style-name="P2"/>
          </draw:image>
        </draw:frame>
        <draw:frame draw:style-name="gr2" draw:text-style-name="P3" draw:layer="layout" svg:width="4cm" svg:height="1.5cm" svg:x="13.3cm" svg:y="8.5cm">
          <draw:text-box>
            <text:p text:style-name="P2"><text:span text:style-name="T1">Menu déroulant des signets</text:span></text:p>
          </draw:text-box>
        </draw:frame>
        <draw:frame draw:style-name="gr3" draw:text-style-name="P4" draw:layer="layout" svg:width="4.613cm" svg:height="1.739cm" svg:x="10.987cm" svg:y="9.673cm">
          <draw:text-box>
            <text:p text:style-name="P2"><text:span text:style-name="T1">Enregistrer dans un autre dossier qu'un signet</text:span></text:p>
          </draw:text-box>
        </draw:frame>
        <draw:line draw:style-name="gr4" draw:text-style-name="P5" draw:layer="layout" svg:x1="8.1cm" svg:y1="9.737cm" svg:x2="11.001cm" svg:y2="9.945cm">
          <text:p text:style-name="P2"/>
        </draw:line>
        <draw:line draw:style-name="gr4" draw:text-style-name="P5" draw:layer="layout" svg:x1="11.859cm" svg:y1="9.083cm" svg:x2="13.5cm" svg:y2="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Didier Roche</meta:initial-creator>
    <meta:creation-date>2007-05-09T18:37:23</meta:creation-date>
    <dc:creator>Didier Roche</dc:creator>
    <dc:date>2008-04-30T15:30:33</dc:date>
    <meta:editing-cycles>4</meta:editing-cycles>
    <meta:editing-duration>PT6M54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